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gif" manifest:full-path="Pictures/phppowerpoint_logo1.gif"/>
  <manifest:file-entry manifest:media-type="image/gif" manifest:full-path="Pictures/phppowerpoint_logo2.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 office:version="1.2">
  <office:automatic-styles>
    <style:style style:family="drawing-page" style:name="stylePage0">
      <style:drawing-page-properties/>
    </style:style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fo:wrap-option="wrap"/>
    </style:style>
    <style:style style:name="gr3" style:family="graphic" style:parent-style-name="standard">
      <style:graphic-properties draw:fill="none" draw:fill-color="#FFFFFF" draw:stroke="none" fo:wrap-option="wrap"/>
    </style:style>
    <style:style style:family="drawing-page" style:name="stylePage1">
      <style:drawing-page-properties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fo:wrap-option="wrap"/>
    </style:style>
    <style:style style:name="gr6" style:family="graphic" style:parent-style-name="standard">
      <style:graphic-properties draw:fill="none" draw:fill-color="#FFFFFF" draw:stroke="none" fo:wrap-option="wrap"/>
    </style:style>
    <text:list-style style:name="L_5a5c5a710d464027e1d5587d7ca5bb72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98d91924a1981b5e7dd712f46c0176b" style:family="paragraph">
      <style:paragraph-properties fo:text-align="center"/>
    </style:style>
    <style:style style:name="P_0bdfdf26169316805e4833f227061c56" style:family="paragraph">
      <style:paragraph-properties fo:text-align="center"/>
    </style:style>
    <style:style style:name="P_db31c8c6a5997a9a89f92815d78adb85" style:family="paragraph">
      <style:paragraph-properties fo:text-align="center"/>
    </style:style>
    <style:style style:name="P_5adec7c035ad69dcd17002d1b3c48511" style:family="paragraph">
      <style:paragraph-properties fo:text-align="center"/>
    </style:style>
    <style:style style:name="T_f213733718c28f6e2129f28716394fed" style:family="text">
      <style:text-properties fo:color="#E06B20" fo:font-family="Calibri" fo:font-size="60pt" fo:font-weight="bold" fo:language="en-US"/>
    </style:style>
    <style:style style:name="T_ed5de7ab24a64b385c2574ab8d6d3f7d" style:family="text">
      <style:text-properties fo:color="#E06B20" fo:font-family="Calibri" fo:font-size="10pt" fo:font-weight="bold" fo:language="en-US"/>
    </style:style>
    <style:style style:name="T_4110bf3d2f08b8c0cef71dd0a1ce9f5d" style:family="text">
      <style:text-properties fo:color="#E06B20" fo:font-family="Calibri" fo:font-size="60pt" fo:font-weight="bold" fo:language="en-US"/>
    </style:style>
    <style:style style:name="T_c084a7b60891c61e83f60982baab1f7e" style:family="text">
      <style:text-properties fo:color="#E06B20" fo:font-family="Calibri" fo:font-size="10pt" fo:font-weight="bold" fo:language="en-US"/>
    </style:style>
  </office:automatic-styles>
  <office:body>
    <office:presentation>
      <draw:page draw:master-page-name="Standard" draw:style-name="stylePage0">
        <draw:frame draw:name="PHPPresentation logo" svg:width="6.535cm" svg:height="0.953cm" svg:x="0.265cm" svg:y="0.265cm" draw:style-name="gr1">
          <draw:image xlink:href="Pictures/phppowerpoint_logo1.gif" xlink:type="simple" xlink:show="embed" xlink:actuate="onLoad">
            <text:p/>
          </draw:image>
          <office:event-listeners>
            <presentation:event-listener script:event-name="dom:click" presentation:action="show" xlink:href="https://github.com/PHPOffice/PHPPresentation/" xlink:type="simple" xlink:show="embed" xlink:actuate="onRequest"/>
          </office:event-listeners>
        </draw:frame>
        <draw:frame draw:style-name="gr2" svg:width="15.875cm" svg:height="7.938cm" svg:x="4.498cm" svg:y="4.763cm">
          <draw:text-box>
            <text:p text:style-name="P_f98d91924a1981b5e7dd712f46c0176b">
              <text:span text:style-name="T_f213733718c28f6e2129f28716394fed">PIXELION STUDIO</text:span>
            </text:p>
          </draw:text-box>
        </draw:frame>
        <draw:frame draw:style-name="gr3" svg:width="5.292cm" svg:height="7.938cm" svg:x="6.615cm" svg:y="2.117cm">
          <draw:text-box>
            <text:p text:style-name="P_0bdfdf26169316805e4833f227061c56">
              <text:span text:style-name="T_ed5de7ab24a64b385c2574ab8d6d3f7d">PIXELION STUDIO2</text:span>
            </text:p>
          </draw:text-box>
        </draw:frame>
      </draw:page>
      <draw:page draw:master-page-name="Standard" draw:style-name="stylePage1">
        <draw:frame draw:name="PHPPresentation logo" svg:width="6.535cm" svg:height="0.953cm" svg:x="0.265cm" svg:y="0.265cm" draw:style-name="gr4">
          <draw:image xlink:href="Pictures/phppowerpoint_logo2.gif" xlink:type="simple" xlink:show="embed" xlink:actuate="onLoad">
            <text:p/>
          </draw:image>
          <office:event-listeners>
            <presentation:event-listener script:event-name="dom:click" presentation:action="show" xlink:href="https://github.com/PHPOffice/PHPPresentation/" xlink:type="simple" xlink:show="embed" xlink:actuate="onRequest"/>
          </office:event-listeners>
        </draw:frame>
        <draw:frame draw:style-name="gr5" svg:width="15.875cm" svg:height="7.938cm" svg:x="4.498cm" svg:y="4.763cm">
          <draw:text-box>
            <text:p text:style-name="P_db31c8c6a5997a9a89f92815d78adb85">
              <text:span text:style-name="T_4110bf3d2f08b8c0cef71dd0a1ce9f5d">PIXELION STUDIO22222</text:span>
            </text:p>
          </draw:text-box>
        </draw:frame>
        <draw:frame draw:style-name="gr6" svg:width="15.875cm" svg:height="7.938cm" svg:x="5.292cm" svg:y="4.763cm">
          <draw:text-box>
            <text:p text:style-name="P_5adec7c035ad69dcd17002d1b3c48511">
              <text:span text:style-name="T_c084a7b60891c61e83f60982baab1f7e">PIXELION STUDIO233333</text:span>
            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PHPPresentation Team</dc:creator>
    <dc:date>2018-09-12T05:24:40.000</dc:date>
    <dc:description>Sample 01 Description</dc:description>
    <dc:subject>Sample 01 Subject</dc:subject>
    <dc:title>Sample 01 Title</dc:title>
    <meta:creation-date>2018-09-12T05:24:40.000</meta:creation-date>
    <meta:initial-creator>PHPOffice</meta:initial-creator>
    <meta:keyword>office 2007 openxml libreoffice odt php</meta:keyword>
  </office:meta>
</office:document-meta>
</file>